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83f1e" officeooo:paragraph-rsid="00183f1e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87052" officeooo:paragraph-rsid="00187052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9d661" officeooo:paragraph-rsid="0019d661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b403e" officeooo:paragraph-rsid="001b403e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d661" officeooo:paragraph-rsid="0019d661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87052" officeooo:paragraph-rsid="00187052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8c6ac" officeooo:paragraph-rsid="0018913b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8c6ac" officeooo:paragraph-rsid="0018c6ac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0b07" officeooo:paragraph-rsid="00190b07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0b07" officeooo:paragraph-rsid="0019d661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b403e" officeooo:paragraph-rsid="001b403e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b403e" officeooo:paragraph-rsid="001c305c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c305c" officeooo:paragraph-rsid="001c305c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weight="bold" officeooo:rsid="00183f1e" officeooo:paragraph-rsid="00183f1e" style:font-weight-asian="bold" style:font-weight-complex="bold"/>
    </style:style>
    <style:style style:name="P16" style:family="paragraph" style:parent-style-name="Text_20_body">
      <style:text-properties officeooo:paragraph-rsid="00183f1e"/>
    </style:style>
    <style:style style:name="P17" style:family="paragraph" style:parent-style-name="Text_20_body">
      <style:text-properties officeooo:paragraph-rsid="00187052"/>
    </style:style>
    <style:style style:name="P18" style:family="paragraph" style:parent-style-name="Text_20_body">
      <style:text-properties officeooo:rsid="001c305c" officeooo:paragraph-rsid="001c305c"/>
    </style:style>
    <style:style style:name="P19" style:family="paragraph" style:parent-style-name="Text_20_body" style:list-style-name="L1">
      <style:text-properties style:font-name="Liberation Serif"/>
    </style:style>
    <style:style style:name="P20" style:family="paragraph" style:parent-style-name="Text_20_body" style:list-style-name="L11">
      <style:text-properties style:font-name="Liberation Serif" officeooo:paragraph-rsid="00187052"/>
    </style:style>
    <style:style style:name="P21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183f1e" officeooo:paragraph-rsid="00183f1e" style:font-size-asian="12pt" style:font-weight-asian="normal" style:font-size-complex="12pt" style:font-weight-complex="normal"/>
    </style:style>
    <style:style style:name="P22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187052" officeooo:paragraph-rsid="00187052" style:font-size-asian="12pt" style:font-weight-asian="normal" style:font-size-complex="12pt" style:font-weight-complex="normal"/>
    </style:style>
    <style:style style:name="P23" style:family="paragraph" style:parent-style-name="Text_20_body" style:list-style-name="L3">
      <style:text-properties fo:font-variant="normal" fo:text-transform="none" fo:color="#333333" style:font-name="Liberation Serif" fo:font-size="12pt" fo:letter-spacing="normal" fo:font-style="normal" fo:font-weight="normal" officeooo:rsid="00187052" officeooo:paragraph-rsid="00187052" style:font-size-asian="12pt" style:font-weight-asian="normal" style:font-size-complex="12pt" style:font-weight-complex="normal"/>
    </style:style>
    <style:style style:name="P24" style:family="paragraph" style:parent-style-name="Text_20_body" style:list-style-name="L4">
      <style:text-properties fo:font-variant="normal" fo:text-transform="none" fo:color="#333333" style:font-name="Liberation Serif" fo:font-size="12pt" fo:letter-spacing="normal" fo:font-style="normal" fo:font-weight="normal" officeooo:rsid="0018913b" officeooo:paragraph-rsid="0018913b" style:font-size-asian="12pt" style:font-weight-asian="normal" style:font-size-complex="12pt" style:font-weight-complex="normal"/>
    </style:style>
    <style:style style:name="P25" style:family="paragraph" style:parent-style-name="Text_20_body" style:list-style-name="L5">
      <style:text-properties fo:font-variant="normal" fo:text-transform="none" fo:color="#333333" style:font-name="Liberation Serif" fo:font-size="12pt" fo:letter-spacing="normal" fo:font-style="normal" fo:font-weight="normal" officeooo:rsid="0018913b" officeooo:paragraph-rsid="0018913b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0b07" officeooo:paragraph-rsid="001e3845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0b07" officeooo:paragraph-rsid="001ed3b8" style:font-size-asian="12pt" style:font-weight-asian="normal" style:font-size-complex="12pt" style:font-weight-complex="normal"/>
    </style:style>
    <style:style style:name="P28" style:family="paragraph" style:parent-style-name="Text_20_body" style:list-style-name="L7">
      <style:text-properties fo:font-variant="normal" fo:text-transform="none" fo:color="#333333" style:font-name="Liberation Serif" fo:font-size="12pt" fo:letter-spacing="normal" fo:font-style="normal" fo:font-weight="normal" officeooo:rsid="0019d661" officeooo:paragraph-rsid="0019d661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d661" officeooo:paragraph-rsid="0019d661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b403e" officeooo:paragraph-rsid="001b403e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b403e" officeooo:paragraph-rsid="001c305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8c6ac" officeooo:paragraph-rsid="0018c6ac" style:font-size-asian="12pt" style:font-weight-asian="normal" style:font-size-complex="12pt" style:font-weight-complex="normal"/>
    </style:style>
    <style:style style:name="P33" style:family="paragraph" style:parent-style-name="Text_20_body" style:list-style-name="L4">
      <style:text-properties fo:font-variant="normal" fo:text-transform="none" fo:color="#333333" style:font-name="Liberation Serif" fo:font-size="12pt" fo:letter-spacing="normal" fo:font-style="normal" fo:font-weight="bold" officeooo:rsid="0018913b" officeooo:paragraph-rsid="0018913b" style:font-size-asian="12pt" style:font-weight-asian="bold" style:font-size-complex="12pt" style:font-weight-complex="bold"/>
    </style:style>
    <style:style style:name="P34" style:family="paragraph" style:parent-style-name="Text_20_body" style:list-style-name="L6">
      <style:text-properties fo:font-variant="normal" fo:text-transform="none" fo:color="#333333" style:font-name="Liberation Serif" fo:font-size="12pt" fo:letter-spacing="normal" fo:font-style="normal" fo:font-weight="bold" officeooo:rsid="00190b07" officeooo:paragraph-rsid="00190b07" style:font-size-asian="12pt" style:font-weight-asian="bold" style:font-size-complex="12pt" style:font-weight-complex="bold"/>
    </style:style>
    <style:style style:name="P35" style:family="paragraph" style:parent-style-name="Text_20_body" style:list-style-name="L8">
      <style:text-properties fo:font-variant="normal" fo:text-transform="none" fo:color="#333333" style:font-name="Liberation Serif" fo:font-size="12pt" fo:letter-spacing="normal" fo:font-style="normal" fo:font-weight="bold" officeooo:rsid="001b403e" officeooo:paragraph-rsid="001b403e" style:font-size-asian="12pt" style:font-weight-asian="bold" style:font-size-complex="12pt" style:font-weight-complex="bold"/>
    </style:style>
    <style:style style:name="P36" style:family="paragraph" style:parent-style-name="Text_20_body" style:list-style-name="L9">
      <style:text-properties fo:font-variant="normal" fo:text-transform="none" fo:color="#333333" style:font-name="Liberation Serif" fo:font-size="12pt" fo:letter-spacing="normal" fo:font-style="normal" fo:font-weight="bold" officeooo:rsid="001b403e" officeooo:paragraph-rsid="001b403e" style:font-size-asian="12pt" style:font-weight-asian="bold" style:font-size-complex="12pt" style:font-weight-complex="bold"/>
    </style:style>
    <style:style style:name="P37" style:family="paragraph" style:parent-style-name="Text_20_body" style:list-style-name="L10">
      <style:text-properties fo:font-variant="normal" fo:text-transform="none" fo:color="#333333" style:font-name="Liberation Serif" fo:font-size="12pt" fo:letter-spacing="normal" fo:font-style="normal" fo:font-weight="bold" officeooo:rsid="001c305c" officeooo:paragraph-rsid="001c305c" style:font-size-asian="12pt" style:font-weight-asian="bold" style:font-size-complex="12pt" style:font-weight-complex="bold"/>
    </style:style>
    <style:style style:name="P38" style:family="paragraph" style:parent-style-name="Text_20_body">
      <style:text-properties officeooo:rsid="001c305c" officeooo:paragraph-rsid="001ed3b8"/>
    </style:style>
    <style:style style:name="P39" style:family="paragraph" style:parent-style-name="Text_20_body">
      <style:text-properties fo:font-size="12pt" fo:font-weight="normal" officeooo:rsid="00183f1e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6ac" style:font-weight-asian="normal" style:font-weight-complex="normal"/>
    </style:style>
    <style:style style:name="T3" style:family="text">
      <style:text-properties fo:font-weight="normal" officeooo:rsid="001b403e" style:font-weight-asian="normal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183f1e" style:font-size-asian="12pt" style:font-size-complex="12pt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183f1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187052" style:font-size-asian="12pt" style:font-weight-asian="normal" style:font-size-complex="12pt" style:font-weight-complex="normal"/>
    </style:style>
    <style:style style:name="T9" style:family="text">
      <style:text-properties officeooo:rsid="001d81e2"/>
    </style:style>
    <style:style style:name="T10" style:family="text">
      <style:text-properties officeooo:rsid="001e33f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ed3b8" style:font-weight-asian="bold" style:font-weight-complex="bold"/>
    </style:style>
    <style:style style:name="T13" style:family="text">
      <style:text-properties officeooo:rsid="001ed3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span text:style-name="T4">User Documentation</text:span></text:p>
      <text:p text:style-name="P1">Bo Zhou, Baihong Qi, Yueran Sun</text:p>
      <text:p text:style-name="P15">Introduction:</text:p>
      <text:p text:style-name="Text_20_body"><text:span text:style-name="T6">This is a </text:span><text:span text:style-name="T5">web-based database application system that provides service to its clients for storing, sharing, and searching their photos. </text:span><text:span text:style-name="T6">It has the following features:</text:span></text:p>
      <text:list xml:id="list4391133923632737070" text:style-name="L1">
        <text:list-item>
          <text:p text:style-name="P19">upload and store photos;</text:p>
        </text:list-item>
        <text:list-item>
          <text:p text:style-name="P19">enter and update the descriptive information for photos;</text:p>
        </text:list-item>
        <text:list-item>
          <text:p text:style-name="P19">specify the access privileges for your friends and/or public to share your photos;</text:p>
        </text:list-item>
        <text:list-item>
          <text:p text:style-name="P19">search for photos with given words and/or other specified conditions; and</text:p>
        </text:list-item>
        <text:list-item>
          <text:p text:style-name="P19">generate and display a data analysis report.</text:p>
        </text:list-item>
      </text:list>
      <text:p text:style-name="P16"/>
      <text:p text:style-name="P2">Installation Guideline:</text:p>
      <text:list xml:id="list8312792502378093155" text:style-name="L2">
        <text:list-item>
          <text:p text:style-name="P21">Copy all .php <text:s/>and .html files to the folder for the php enabled web server</text:p>
        </text:list-item>
        <text:list-item>
          <text:p text:style-name="P22">set These files have proper permission</text:p>
        </text:list-item>
        <text:list-item>
          <text:p text:style-name="P21">Make sure that the proper user and password for the oracle database is set in </text:p>
        </text:list-item>
      </text:list>
      <text:p text:style-name="P17"><text:span text:style-name="T7"><text:s text:c="12"/></text:span><text:span text:style-name="T8">connDB.php</text:span></text:p>
      <text:list xml:id="list1118809648315194443" text:style-name="L3">
        <text:list-item>
          <text:p text:style-name="P23">Run the sql statement in user_tables.sql, this is <text:s/>the sql statement to set up </text:p>
          <text:p text:style-name="P23">tables needed for the application</text:p>
        </text:list-item>
        <text:list-item>
          <text:p text:style-name="P23">Start the application by accessing index.php through the websever</text:p>
        </text:list-item>
      </text:list>
      <text:p text:style-name="P7"/>
      <text:p text:style-name="P3">Manual for each module<text:span text:style-name="T1">: </text:span></text:p>
      <text:list xml:id="list8947336857586703625" text:style-name="L4">
        <text:list-item>
          <text:p text:style-name="P24"><text:span text:style-name="T11">Register</text:span>: <text:s/></text:p>
        </text:list-item>
      </text:list>
      <text:list xml:id="list3702429301482986206" text:style-name="L5">
        <text:list-item>
          <text:p text:style-name="P25">First time user </text:p>
          <text:p text:style-name="P25">Under the form of Sign up now, you can sign up a new accout if you are </text:p>
        </text:list-item>
      </text:list>
      <text:list xml:id="list135144945880674" text:continue-list="list8947336857586703625" text:style-name="L4">
        <text:list-header>
          <text:p text:style-name="P33"><text:span text:style-name="T1">a new user. Fill in the blank about your personal information. <text:s/>Click sign up </text:span><text:span text:style-name="T2">to create the new account an sign in automatically.</text:span></text:p>
        </text:list-header>
      </text:list>
      <text:p text:style-name="P8"><text:s text:c="6"/>2. <text:s text:c="4"/>Exsiting user</text:p>
      <text:p text:style-name="P9"><text:soft-page-break/><text:s text:c="10"/>Fill in the username and password under login page to signin </text:p>
      <text:p text:style-name="P9"/>
      <text:list xml:id="list7470937930473839462" text:style-name="L6">
        <text:list-item>
          <text:p text:style-name="P34">All photos</text:p>
        </text:list-item>
      </text:list>
      <text:p text:style-name="P6"><text:s text:c="8"/>explore photo </text:p>
      <text:p text:style-name="P27"><text:s text:c="6"/>1. all popular photoss is all photos except the private photos, ranked by the times viewed by <text:s text:c="8"/><text:tab/>different user.</text:p>
      <text:p text:style-name="P10"><text:s text:c="6"/>2. others users' photo;</text:p>
      <text:p text:style-name="P11"><text:tab/>All the photo an user can view of other users, include the photo of the group and public photos</text:p>
      <text:p text:style-name="P26"><text:s text:c="7"/>Manage photo</text:p>
      <text:p text:style-name="P26"><text:s text:c="5"/>1. <text:s/>user can manage all the photos of his own.</text:p>
      <text:p text:style-name="P6"><text:s text:c="5"/>2. <text:s/>user can edit a photo by click the edit button. The user can edit the information of a photo</text:p>
      <text:p text:style-name="P6"><text:tab/>click save to canfirm updates and cancel to terminate uopdate</text:p>
      <text:p text:style-name="P6"><text:s text:c="5"/>3. <text:s/>user can detele his own photo by clicking the DELETE button</text:p>
      <text:p text:style-name="P6"/>
      <text:list xml:id="list256692349057699581" text:style-name="L7">
        <text:list-item>
          <text:p text:style-name="P28"><text:span text:style-name="T12">U</text:span><text:span text:style-name="T11">pload </text:span><text:span text:style-name="T12">P</text:span><text:span text:style-name="T11">hoto</text:span> </text:p>
        </text:list-item>
      </text:list>
      <text:p text:style-name="P6"><text:s text:c="4"/><text:span text:style-name="T13">U</text:span>pload <text:span text:style-name="T13">O</text:span>ne <text:span text:style-name="T13">F</text:span>ile:</text:p>
      <text:p text:style-name="P6"><text:s text:c="4"/>1. chooing a file from the local computer by click CHOOSE FILE button</text:p>
      <text:p text:style-name="P4"><text:span text:style-name="T1"><text:s text:c="4"/>2. select the permision of the photo, it can be private, public, </text:span><text:span text:style-name="T3">or be visible to a group</text:span></text:p>
      <text:p text:style-name="P5"><text:span text:style-name="T3"><text:s text:c="4"/>3. </text:span><text:span text:style-name="T1">add information for a photo, you can level blank for the optional items.</text:span></text:p>
      <text:p text:style-name="P12"><text:s text:c="4"/>4. click upload to upload your file to the database</text:p>
      <text:p text:style-name="P12"><text:s text:c="4"/><text:span text:style-name="T13">U</text:span>pload <text:span text:style-name="T13">F</text:span>older</text:p>
      <text:p text:style-name="P12"><text:s text:c="4"/>Similar to upload one file, you can upload all the files in a folder</text:p>
      <text:p text:style-name="P12"/>
      <text:list xml:id="list2782995297042834579" text:style-name="L8">
        <text:list-item>
          <text:p text:style-name="P35">Group</text:p>
        </text:list-item>
      </text:list>
      <text:p text:style-name="P12"><text:s text:c="6"/>Add new group:</text:p>
      <text:p text:style-name="P12"><text:tab/>User <text:s/>can create a new group of hi own by input a group name in the blank and click add</text:p>
      <text:p text:style-name="P12"><text:s text:c="6"/>Group management</text:p>
      <text:p text:style-name="P12"><text:s text:c="5"/>1 . user can select a group you would likto edit,</text:p>
      <text:p text:style-name="P12"><text:s text:c="5"/>2. choose a user you would like to add as a friend in this group</text:p>
      <text:p text:style-name="P12"><text:soft-page-break/><text:s text:c="5"/>3. user can add a notice for this frined optionally</text:p>
      <text:p text:style-name="P12"><text:s text:c="4"/>4. user can manage his own group, DELETE FROM FRIENDS, update a a friends notice.</text:p>
      <text:p text:style-name="P12"><text:s text:c="4"/>5. user can delete a whole group by DELETE THIS GROUP</text:p>
      <text:p text:style-name="P12"/>
      <text:list xml:id="list505952928504739552" text:style-name="L9">
        <text:list-item>
          <text:p text:style-name="P36">advance search</text:p>
        </text:list-item>
      </text:list>
      <text:p text:style-name="P12"><text:s text:c="5"/>user can search all the photos we can access to, including his own photo, photo of his group or <text:s text:c="7"/>public photo.</text:p>
      <text:p text:style-name="P12"><text:s text:c="5"/>1. you can search photo by a list of keyword and/or a time period</text:p>
      <text:p text:style-name="P12"><text:s text:c="5"/>2. the result can be rank by timestamp</text:p>
      <text:p text:style-name="P13"><text:s text:c="5"/><text:span text:style-name="T13">3</text:span>. click SEARCH <text:s/>for result</text:p>
      <text:p text:style-name="P13"><text:s/></text:p>
      <text:list xml:id="list2240121396066698634" text:style-name="L10">
        <text:list-item>
          <text:p text:style-name="P37">Data Analysis</text:p>
        </text:list-item>
      </text:list>
      <text:p text:style-name="P14"><text:s text:c="2"/>Admin can specify the user, subjects and time range.</text:p>
      <text:p text:style-name="P14"><text:s text:c="2"/>1. Admin can enter key words of user name to display number of image for specified user.</text:p>
      <text:p text:style-name="P14"><text:s text:c="2"/>2. <text:s/>Admin can enter key words of <text:s/>subject name to display number of image for specified subject.</text:p>
      <text:p text:style-name="P14"><text:s text:c="2"/>3. Admin can enter start date in form of YYYY-MM-DD to specify the start of time range.</text:p>
      <text:p text:style-name="P14"><text:s text:c="2"/>4. Admin can enter end date in form of YYYY-MM-DD <text:s/>to specify the end of time range.</text:p>
      <text:p text:style-name="P18"><text:s text:c="2"/>5. Admin should check the checkbox to determine which information <text:span text:style-name="T9">you</text:span> want to display.</text:p>
      <text:p text:style-name="P38"><text:s/>6. Click submit to start the data Analysis, Click reset to reset all information you has entered.</text:p>
      <text:p text:style-name="P38"><text:s text:c="29"/>Note: For Weekly, every week is start <text:span text:style-name="T10">on Sunday</text:span>.</text:p>
      <text:p text:style-name="P12"/>
      <text:p text:style-name="P9"><text:s text:c="5"/></text:p>
      <text:p text:style-name="P7"/>
      <text:p text:style-name="P7"/>
      <text:p text:style-name="P7"/>
      <text:p text:style-name="P7"/>
      <text:p text:style-name="P7"/>
      <text:list xml:id="list5694401733444061516" text:style-name="L11">
        <text:list-header>
          <text:p text:style-name="P20"/>
        </text:list-header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ihong Qi</meta:initial-creator>
    <meta:creation-date>2016-04-01T00:39:06.495459180</meta:creation-date>
    <dc:date>2016-04-01T13:51:44.031328426</dc:date>
    <dc:creator>Baihong Qi</dc:creator>
    <meta:editing-duration>PT29M1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3" meta:paragraph-count="67" meta:word-count="658" meta:character-count="3727" meta:non-whitespace-character-count="2907"/>
  </office:meta>
</office:document-meta>
</file>